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9f9" officeooo:paragraph-rsid="0011d9f9"/>
    </style:style>
    <style:style style:name="P2" style:family="paragraph" style:parent-style-name="Standard">
      <style:text-properties fo:font-size="18pt" fo:font-weight="bold" officeooo:rsid="0011d9f9" officeooo:paragraph-rsid="0011d9f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5pt" fo:font-weight="bold" officeooo:rsid="0011d9f9" officeooo:paragraph-rsid="0011d9f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1d9f9" officeooo:paragraph-rsid="0013a1dd" style:font-size-asian="15pt" style:font-weight-asian="bold" style:font-size-complex="15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2"/><text:span text:style-name="T1"><text:s text:c="2"/>Kyocera Printer Installation</text:span></text:p>
      <text:p text:style-name="P1"/>
      <text:p text:style-name="P3">1) <text:s text:c="2"/>Press Window Button</text:p>
      <text:p text:style-name="P3">2) <text:s/>Search Printer</text:p>
      <text:p text:style-name="P3">3) <text:s/>Additional Printer Setting</text:p>
      <text:p text:style-name="P3">4) <text:s/>Add</text:p>
      <text:p text:style-name="P3">5) Select Device Kyocera ECOSYS M 2040 dn → <text:s text:c="3"/>Connection <text:s text:c="12"/>USB <text:s/>→ <text:s/>Forward</text:p>
      <text:p text:style-name="P4">6) Click on Make and Model → Make( Generic) <text:s/>→</text:p>
      <text:p text:style-name="P4"><text:s text:c="5"/>Model (PCL <text:s text:c="2"/>Laser).</text:p>
      <text:p text:style-name="P3">7) Apply → Ok</text:p>
      <text:p text:style-name="P3"/>
      <text:p text:style-name="P1"/>
      <text:p text:style-name="P1"/>
      <text:p text:style-name="P2"><text:s text:c="27"/>EPSON Printer Installation</text:p>
      <text:p text:style-name="P1"/>
      <text:p text:style-name="P3">1) <text:s text:c="2"/>Press Window Button</text:p>
      <text:p text:style-name="P3">2) <text:s/>Search Printer</text:p>
      <text:p text:style-name="P3">3) <text:s/>Additional Printer Setting</text:p>
      <text:p text:style-name="P3">4) <text:s/>Add</text:p>
      <text:p text:style-name="P3">5) Select Device EPSON M 3170 → <text:s text:c="2"/>Connection USB <text:s text:c="2"/>→ <text:s/>Forward</text:p>
      <text:p text:style-name="P3">6) Apply → Ok</text:p>
      <text:p text:style-name="P3">7) At the time of Printing, Paper Size Must Change Every time as <text:s text:c="4"/>A4</text:p>
      <text:p text:style-name="P3"/>
      <text:p text:style-name="P1"/>
      <text:p text:style-name="P1"/>
      <text:p text:style-name="P1"/>
      <text:p text:style-name="P1"><text:s text:c="54"/><text:span text:style-name="T2">Canon Printer Installation</text:span></text:p>
      <text:p text:style-name="P1"/>
      <text:p text:style-name="P3">1) <text:s text:c="2"/>Press Window Button</text:p>
      <text:p text:style-name="P3">2) <text:s/>Search Printer</text:p>
      <text:p text:style-name="P3">3) <text:s/>Additional Printer Setting</text:p>
      <text:p text:style-name="P3">4) <text:s/>Add</text:p>
      <text:p text:style-name="P3">5) <text:s/>Select Device Canon → <text:s text:c="2"/>Connection USB <text:s text:c="2"/>→ <text:s/>Forward</text:p>
      <text:p text:style-name="P3">6) Click on Make and Model → Make( Generic) <text:s/>→ <text:s/>Model (PCL-Laser).</text:p>
      <text:p text:style-name="P3">7) Apply → O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Georgia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Georgia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eorgia" fo:font-family="Georgia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15:42:12.722904911</meta:creation-date>
    <dc:date>2024-02-28T16:47:08.022094223</dc:date>
    <meta:editing-duration>PT1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5" meta:word-count="132" meta:character-count="900" meta:non-whitespace-character-count="601"/>
  </office:meta>
</office:document-meta>
</file>